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style:line-height-at-least="0.2361in"/>
      <style:text-properties style:font-name="Times" fo:font-size="12.0pt"/>
    </style:style>
    <style:style style:name="P4" style:family="paragraph" style:parent-style-name="Standard">
      <style:paragraph-properties style:line-height-at-least="0.2500in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Красин Марат Игоре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это изменение реализации метода класса родителя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Базовый(Родительский), Наследник, Вложенный, Интерфейс, Абстрактный,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запрет на дальнейшее изменение объекта, переменной, метода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 catch, try finally , try with resources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3">LinkedList если часто вставляем или удаляем из середины списка, ArrayList для быстрого доступа к элементу по индексу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удобный способ работать со структурами данных в функциональном стиле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в хэш функцию должно быть включено как можно больше полей класса что в свою очередь уменьшит количество коллизий, желательно переопеределять с equals для соблюдения контракта, при повторном вызове если объекты равны хэшкод должен быть одинаковый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4">возможность работать с текстами в которых используются символы разных алфавитов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XML язык разметки; </text:p>
            <text:p text:style-name="P2">JSON <text:s/>формат обмена данными, более легко читаем людьми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Происходит много всего, но если лаконично, то браузер отправит http запрос на сервер, сервер его обработает и в зависимости от тела запроса(GET, POST, PUT, DELETE) вернет ответ , который в свою очередь браузер обработает выведет пользователю на экран в виде страницы или ошибки(если что-то пошло не так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